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icrosoft JhengHei fixed" svg:font-family="'Microsoft JhengHei fixed', 'Helvetica Neue', 'Microsoft JhengHei', Helvetica, 'Segoe UI', Tahoma"/>
    <style:font-face style:name="Microsoft JhengHei fixed1" svg:font-family="'Microsoft JhengHei fixed', 'Helvetica Neue', 'Microsoft JhengHei', Helvetica, 'Segoe UI', Taho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svg:font-family="'Noto Sans CJK JP'"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212529" fo:font-size="11pt" officeooo:rsid="0059988c" officeooo:paragraph-rsid="0059988c" style:font-name-asian="Microsoft JhengHei fixed1" style:font-size-asian="9.60000038146973pt" style:font-style-asian="normal" style:font-weight-asian="bold" style:font-size-complex="11pt"/>
    </style:style>
    <style:style style:name="P2" style:family="paragraph" style:parent-style-name="Text_20_body">
      <style:text-properties style:font-name="Noto Sans CJK JP" fo:font-size="9pt" style:font-name-asian="Noto Sans CJK JP" style:font-size-asian="9pt" style:font-size-complex="9pt"/>
    </style:style>
    <style:style style:name="P3" style:family="paragraph" style:parent-style-name="Text_20_body">
      <style:text-properties style:font-name="Noto Sans CJK JP" fo:font-size="9pt" officeooo:paragraph-rsid="014e377c" style:font-name-asian="Noto Sans CJK JP" style:font-size-asian="9pt" style:font-size-complex="9pt"/>
    </style:style>
    <style:style style:name="P4" style:family="paragraph" style:parent-style-name="Text_20_body">
      <style:text-properties style:font-name="Noto Sans CJK JP" fo:font-size="9pt" officeooo:paragraph-rsid="0160e667" style:font-name-asian="Noto Sans CJK JP" style:font-size-asian="9pt" style:font-size-complex="9pt"/>
    </style:style>
    <style:style style:name="P5" style:family="paragraph" style:parent-style-name="Text_20_body">
      <style:text-properties style:font-name="Noto Sans CJK JP" fo:font-size="9pt" officeooo:paragraph-rsid="0168d15d" style:font-name-asian="Noto Sans CJK JP" style:font-size-asian="9pt" style:font-size-complex="9pt"/>
    </style:style>
    <style:style style:name="P6" style:family="paragraph" style:parent-style-name="Text_20_body">
      <style:text-properties style:font-name="Noto Sans CJK JP" fo:font-size="9pt" officeooo:rsid="014959b8" officeooo:paragraph-rsid="0160e667" style:font-name-asian="Noto Sans CJK JP" style:font-size-asian="9pt" style:font-size-complex="9pt"/>
    </style:style>
    <style:style style:name="P7" style:family="paragraph" style:parent-style-name="Text_20_body">
      <style:text-properties style:font-name="Noto Sans CJK JP" fo:font-size="9pt" officeooo:paragraph-rsid="01739356" style:font-name-asian="Noto Sans CJK JP" style:font-size-asian="9pt" style:font-size-complex="9pt"/>
    </style:style>
    <style:style style:name="P8" style:family="paragraph" style:parent-style-name="Heading_20_1">
      <style:paragraph-properties fo:text-align="start" style:justify-single-word="false"/>
      <style:text-properties fo:font-variant="normal" fo:text-transform="none" fo:color="#212529" fo:font-size="15pt" officeooo:rsid="0059988c" officeooo:paragraph-rsid="0059988c" style:font-name-asian="Microsoft JhengHei fixed1" style:font-size-asian="15pt" style:font-style-asian="normal" style:font-weight-asian="bold" style:font-size-complex="15pt"/>
    </style:style>
    <style:style style:name="P9" style:family="paragraph" style:parent-style-name="Text_20_body">
      <style:paragraph-properties fo:margin-top="0in" fo:margin-bottom="0in" loext:contextual-spacing="false" fo:text-align="start" style:justify-single-word="false"/>
      <style:text-properties fo:font-size="9.10000038146973pt" fo:font-weight="normal" officeooo:rsid="0015e227" officeooo:paragraph-rsid="002c4b9e" style:font-size-asian="9.10000038146973pt" style:font-weight-asian="normal" style:font-size-complex="9.10000038146973pt" style:font-weight-complex="normal"/>
    </style:style>
    <style:style style:name="P10" style:family="paragraph" style:parent-style-name="Text_20_body">
      <style:paragraph-properties fo:margin-top="0in" fo:margin-bottom="0in" loext:contextual-spacing="false" fo:text-align="start" style:justify-single-word="false"/>
      <style:text-properties fo:font-size="9.10000038146973pt" fo:font-weight="normal" officeooo:rsid="0015e227" officeooo:paragraph-rsid="00936f19" style:font-size-asian="9.10000038146973pt" style:font-weight-asian="normal" style:font-size-complex="9.10000038146973pt" style:font-weight-complex="normal"/>
    </style:style>
    <style:style style:name="P11" style:family="paragraph" style:parent-style-name="Standard">
      <style:paragraph-properties fo:margin-left="0.3126in" fo:margin-right="0.3126in" fo:margin-top="0.3126in" fo:margin-bottom="0.3126in" loext:contextual-spacing="false" fo:text-align="start" style:justify-single-word="false" fo:orphans="2" fo:widows="2" fo:text-indent="0in" style:auto-text-indent="false"/>
      <style:text-properties fo:font-variant="normal" fo:text-transform="none" fo:color="#212529" style:font-name="Microsoft JhengHei fixed" fo:font-size="15pt" fo:font-style="normal" fo:font-weight="normal"/>
    </style:style>
    <style:style style:name="P12" style:family="paragraph" style:parent-style-name="Text_20_body">
      <style:text-properties style:font-name="Noto Sans CJK JP" fo:font-size="9pt" style:font-name-asian="Noto Sans CJK JP" style:font-size-asian="9pt" style:font-size-complex="9pt"/>
    </style:style>
    <style:style style:name="T1" style:family="text">
      <style:text-properties officeooo:rsid="0131e5f8"/>
    </style:style>
    <style:style style:name="T2" style:family="text">
      <style:text-properties officeooo:rsid="0133b1d4"/>
    </style:style>
    <style:style style:name="T3" style:family="text">
      <style:text-properties officeooo:rsid="014959b8"/>
    </style:style>
    <style:style style:name="T4" style:family="text">
      <style:text-properties officeooo:rsid="017955d4"/>
    </style:style>
    <style:style style:name="T5" style:family="text">
      <style:text-properties officeooo:rsid="017faa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關於天機，我呸</text:h>
      <text:p text:style-name="P1"/>
      <text:p text:style-name="P2">這幫見不得人的畜生在逼走投無路的人玩魷魚遊戲！真他媽的變態！參與其中的有政府高官和公衆人物。不由想起安倍離奇的不幸！也想起《三體》裏那個變態王子每年強迫一些小動物玩權力的遊戲，蝙蝠的血，還有針眼畫師能遠程殺人，<text:span text:style-name="T4">5G/6G微波腦機接口技術也可以遠程殺人，打過苗苗液體的人羣，其心臟都能被一束微波控制，症狀像腦梗或血栓。這個有點像辛普森動畫片能預測trump當選總統一樣！故事有點預測性的純屬雷同！</text:span></text:p>
      <text:p text:style-name="P2"/>
      <text:p text:style-name="P2">黑客朱利.阿桑其，至今被美國跨國追捕，其言：人類的黑歷史，只需知百分之幾就足以令人驚掉下巴！就猶如UFO一樣神祕！<text:span text:style-name="T1">2022年5月美國國會聽證會正式承認UFO存在，，並且非目前人類科技可以解釋！而且也提供民衆舉報流程，一改以前嘲諷的態度！</text:span></text:p>
      <text:p text:style-name="P2"/>
      <text:p text:style-name="P3">因爲不知道明天和死亡哪個會先到，我想用文字記錄一些我在韓國難民申請這些年中的一些經歷。不知道明天早已經成了我這幾年生活的常態了！我的明天不在自己手上！以前幼稚地以爲，難民嘛，只是牆內和牆外，只和共產黨有關，卻沒想，這世界，正面與反面都在共濟會三角形的掌控之下！這水，深得我看不懂！有些東西，保密工作做得賊好賊好，隱藏得極好，我這種智商的人好難發現它們的存在！如何證明它們的存在，成了我們喚醒同類的一大難題！</text:p>
      <text:p text:style-name="P3"/>
      <text:p text:style-name="P3">離奇的事情要從<text:span text:style-name="T2">2017年莫名其妙的失眠開始！這不是一個簡單的失眠！直到幾年之後才發現是腦控！而畜生卻整整整了我6年之久！</text:span></text:p>
      <text:p text:style-name="P2"/>
      <text:p text:style-name="P2">腦控之對象也超乎你想象！政客和明星之流基本都被腦控了！當然是祕密趁其不備在醫院注射未知祕密的生物科技改造其腦神經細胞而實現的！腦控之後，不僅可以直到對方在想什麼，而且還可以影響其情緒和決策等意志心智，看看這隻被腦控的老鼠就知道了，視頻連接如下：</text:p>
      <text:p text:style-name="P2">精準大腦神經控制視頻 (上):https://www.bilibili.com/video/BV1Pv41147z8?</text:p>
      <text:p text:style-name="P2">share_source=copy_web</text:p>
      <text:p text:style-name="P2">精準大腦神經控制視頻 (下):https://www.bilibili.com/video/BV1Ti4y1M7sG?</text:p>
      <text:p text:style-name="P2">share_source=copy_web</text:p>
      <text:p text:style-name="P2">視頻中，老鼠的性慾，就是心智中的一種，完全被外界信號控制了，它以爲自己強大的性慾其實不是自己產生的信號，這就好比一個生物機器人，它分不清外界輸入的命令是自己產生的，還是自發產生的！所以，腦控的恐怖之處就在於：你所以爲的，其實並不是你以爲的！</text:p>
      <text:p text:style-name="P2"/>
      <text:p text:style-name="P7">那爲何這些外星生物要腦控政府要員和明星等有影響力的人物呢？意圖自然是要通過金字塔的方式控制整個社會！！！所以現在的媒體其實都被控制了！這點，trump有很好的闡述，只是他自己都被深層政府（共濟會和光明會）控制的媒體給污名化了！就像他們慣用的把人描述成神經病一樣，讓周圍的人不相信其言論！從而，保護其祕密！爲防止其內部成員或受害者向社會爆料，他們也有自己的一套保密算法和做法，就像彭帥只能空口寫文章，拿不出一點書面或影音證據一樣。</text:p>
      <text:p text:style-name="P7"/>
      <text:p text:style-name="P2">它們又是如何讓被腦控的成員乖乖聽話的呢？暗殺和法律陷阱！它們殺人都是讓人生病死的，慢慢死亡，你根本無法證明是它們做的！畢竟，它們控制了你的大腦，要設計各種陷阱太容易了！每個人都有厚厚的黑材料在它們手上！所謂的特工，只是名字好酷的行走的死囚罷了！想必你也看過韓國的電影《玩物》，爲啥一個大家都仰着頭羨慕的女星會甘心被人玩弄呢？一手的黑材料和各種被逼的視頻！它們隨便造個新聞就能讓變臭，更嚴重就是各種法律黑材料，讓你進監獄。想必，你也聽過最近某個明星一夜之間就財富全無，入監獄，還有牙籤的淫亂視頻！</text:p>
      <text:p text:style-name="P2"/>
      <text:p text:style-name="P2">被腦控的人員，終身都是供它們驅使的奴隸和工具！爲了保密，連子女都不得不被拉進去！一種家庭綁架！所以他們的成員也是一代傳一代！比去外面招募安全很多！</text:p>
      <text:p text:style-name="P2"/>
      <text:p text:style-name="P4">他們稱太陽神爲圓，或金字塔，即九，做過opengl圖像渲染的工程師應該知道，金字塔有三個面，或者說三體，就有<text:span text:style-name="T3">9個頂點，九也稱爲天，中國的民間九爲天只說不是空穴來風的。而控制人間的，就是三角形，稱爲三，也就是美元上面的共濟會標誌。地爲方形，由兩個三角形渲染，共六個頂點。做過虛擬現實遊戲的工程師，應該知道我在說什麼。這就是傳說中的三六九的意義！中國有天圓地方、九五之尊等之說。而這也似乎也在告訴我們：我們這世界是虛擬的！跟很多其他作品一樣，比如《金剛經》，佛學和基督一樣，有着悠久的歷史，《金剛經》比《聖經》更直接了當地告訴我們：若見諸相非相，便見如來！如來即本性本心，智慧的真相！</text:span></text:p>
      <text:p text:style-name="P4"><text:soft-page-break/></text:p>
      <text:p text:style-name="P4">我們也許真有可能是別的文明裏的虛擬遊戲。比如UFO能憑空消失，完全不符合我們所知的這個物理世界的規律，或許也是一種虛擬世界的啓示吧，像一個神級的玩笑！又或者真有蟲洞的存在，所以它們能任意在空間裏旅行！又比如爭論了幾百年的“光是波還是粒子”的問題，或許也是神級的對人類智商的嘲弄！我們的科學，只是對這個世界現象的無限趨近的數學解釋！牛頓的經典物理學能解釋宏觀物體的運動規律，但解釋不了微觀的，所以才誕生了量子力學!但卻無法解釋所有的現象，比如UFO現象！這種能擺脫重力，任意軌跡飛行，任意消失，好像不屬於這個世界一樣！如果我們是某種文明的遊戲，那外面世界的真實物理規律又是如何！？它們的計算機，顯然應該不會像我們的這般落後！這是個或者無法證明的問題！</text:p>
      <text:p text:style-name="P4"/>
      <text:p text:style-name="P6">但我是個凡夫，也滿足於做一個凡夫，不想用死亡去證明這世界是虛擬的！管他世界真相如何，只要用心去珍惜這一生就無悔了！</text:p>
      <text:p text:style-name="P2"/>
      <text:p text:style-name="P5">宇宙我們無法完全理解和左右，而深層政府卻是個真實而醜陋的問題！它們要腦控全人類的奴役計劃，昭然若揭！</text:p>
      <text:p text:style-name="P5"/>
      <text:p text:style-name="P2">有被腦控者，就有對應的腦控者。腦控者，就是哪些祕密失蹤的人員！他/她們都是有政府參與的綁架！畢竟，如今的政府都是被三角形所控制！看看如今奇怪的快餐苗苗的全球統一行動就應該知道了！不禁讓人感覺到有一手雙無形之手在指揮着！</text:p>
      <text:p text:style-name="P2"/>
      <text:p text:style-name="P2">腦控者的結局就跟鐵鏈女的結局類似，她們根本無法自殺！最後被折磨成比之更慘的樣子！她們是帶着祕密的人，是沒有自由可能的！同樣地，看看中國一些官員，爲何寧願跳樓也不願意被抓！大概是知道內情！要不然，好死不如賴活的哪來的勇氣！</text:p>
      <text:p text:style-name="P2"/>
      <text:p text:style-name="P2"/>
      <text:p text:style-name="P2">被腦控者的自主意識是可以完全被隔斷的！成爲一個真正意義上的殭屍！言語行動完全受控與“他人”！！！網上有段美國主持人在熒幕上僵住好久的視頻，這是它們在測試公衆對bug的反應吧，它們應該很得意，外行根本看不懂！</text:p>
      <text:p text:style-name="P2"/>
      <text:p text:style-name="P2">至於克隆人，就跟UFO一樣。走在我們旁邊，又如何證明！？我們人類被不知道的事情太多，就像我們不知道生命起源與去向！</text:p>
      <text:p text:style-name="P2"/>
      <text:p text:style-name="P2">關於神，或是魔，又或者是外星人的玩笑，說不定耶穌就是克隆人的玩笑！那些關於人類獻祭的古代記載也有不少！我們打小就唱毛太陽的讚歌，董事後，就覺得噁心，然後發現但凡讚歌裏東西大多是真的不是東西！有些讚歌，我聽着都覺得噁心了，但好多牲口人類卻還在無腦地唱着！</text:p>
      <text:p text:style-name="P2"/>
      <text:p text:style-name="P2">爲何不再登月了？！爲何有人說其是中空的？就如月振實驗所示的那樣！自然的星球怎麼會是中空的呢？裏面又住着誰？爲何這麼巧，其有一面一直背對着地球！</text:p>
      <text:p text:style-name="P2"/>
      <text:p text:style-name="P2">不知道誰還記得《工業化社會及其未來》的作者？他逼着媒體全文發表了這篇關心全人類未來的論文！他是個高才生，被CIA徵兆參與了一系列實驗！他顯然是知道這些三角形組織的長期規劃！控制豬需要看得見的食物，控制人類，需要利用其私慾和貪慾，讓他們在甜蜜的謊言中溫水煮青蛙！欺騙和應用人類的恐懼，是這個組織最擅長的！正如當下逼迫人去打針的看不見的恐懼！它們是自然界裏最厲害的狩獵者，獵物個個都是被麻痹得不懂得反抗，沒有憤怒，更何談反抗！都是帶着甜蜜的微笑！牲口人類恐懼着不該恐懼的，卻微笑着面對該恐懼和憤怒的東西！</text:p>
      <text:p text:style-name="P2"/>
      <text:p text:style-name="P2">牲口人類以爲工業化是爲了更好地服務於人類！那是因爲有“人”讓牲口人類認爲自己是在地球生物鏈的最頂端！它們一貫的計劃都是表面目的偉光正，其真實的目的卻是爲了更好地統治和控制人類。就像生物科技裏的精準神經控制一樣，精準到某類和某個神經細胞！它們的規劃是要精準控制每個人！它們不僅僅要監督和控制人類的外表，它們還要監控着每個人的皮膚裏面的，如大腦的起心動念！血壓，心跳，等等指標。隨着<text:span text:style-name="T5">5G/6G的全球部署（它們又故伎重演在打情罵俏着對方，不論你選哪一個，都一樣，這個也和中國疫苗和外國疫苗打情罵俏的伎倆是一樣的），再有就是全球大部分的人都 以及接種了那些快餐一樣的液體！改造人類神經細胞和全球組網同步進行着！腦控者也將失業，將由更爲強大的量子電腦和人工智能接管他們/她們的工作！無一例外地，他們和受控者一樣，都是受害者，都只是爲人工智能積累訓練的大腦信號的數據！屆時，人類所有的反抗都將止於起心動念！一個恐怖的思想警察的奴隸社會正在形成！少數人可以輕易奴役幾十億人！這樣的工業社會是人類的未來嗎？！</text:span></text:p>
      <text:p text:style-name="P2"/>
      <text:p text:style-name="P2"><text:soft-page-break/>這人間地域就在我們不久的未來啊！</text:p>
      <text:p text:style-name="P2"/>
      <text:p text:style-name="P2">它們在中國，乃至全世界進行的二維碼管理，疫苗護照等，都是在做數字化管理跟蹤人的演習。新疆再教育營，和中國到處建立的方倉醫院，都是納粹集中營的翻版，只是口號非常有愛！中國模式也很快會推廣至全世界！君不見，中國一提疫苗護照，多少國家跟進！！！平時都吵的兇，爲何此刻這麼團結一致對外了！</text:p>
      <text:p text:style-name="P2"/>
      <text:p text:style-name="P2">只是很悲哀，大多數人都還在麻痹着！沉默着！</text:p>
      <text:p text:style-name="P2"/>
      <text:p text:style-name="P2">正如trump在競選時所說：這是一場人類文明的保衛戰！如果我們輸了，連虛幻的民主都不再有了，是直接的中國方倉醫院模式！</text:p>
      <text:p text:style-name="P2"/>
      <text:p text:style-name="P2"/>
      <text:p text:style-name="P2"/>
      <text:p text:style-name="P2"/>
      <text:p text:style-name="P2"/>
      <text:p text:style-name="P2"/>
      <text:p text:style-name="P2"/>
      <text:p text:style-name="P2"/>
      <text:p text:style-name="P2"/>
      <text:p text:style-name="P2"/>
      <text:p text:style-name="P11"/>
      <text:p text:style-name="P1"/>
      <text:p text:style-name="P10"/>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icrosoft JhengHei fixed" svg:font-family="'Microsoft JhengHei fixed', 'Helvetica Neue', 'Microsoft JhengHei', Helvetica, 'Segoe UI', Tahoma"/>
    <style:font-face style:name="Microsoft JhengHei fixed1" svg:font-family="'Microsoft JhengHei fixed', 'Helvetica Neue', 'Microsoft JhengHei', Helvetica, 'Segoe UI', Taho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svg:font-family="'Noto Sans CJK JP'"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tb-rl"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9:55:21.734665039</meta:creation-date>
    <meta:generator>LibreOffice/6.0.7.3$Linux_X86_64 LibreOffice_project/00m0$Build-3</meta:generator>
    <dc:date>2022-08-01T14:13:32.079325325</dc:date>
    <meta:editing-duration>P1DT33M51S</meta:editing-duration>
    <meta:editing-cycles>335</meta:editing-cycles>
    <meta:document-statistic meta:table-count="0" meta:image-count="0" meta:object-count="0" meta:page-count="3" meta:paragraph-count="30" meta:word-count="3572" meta:character-count="3750" meta:non-whitespace-character-count="3747"/>
  </office:meta>
</office:document-meta>
</file>